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7cm" fo:min-width="3.591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8cm" fo:min-width="7.592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9cm" fo:min-width="7.892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8cm" fo:min-width="7.492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7cm" fo:min-width="3.592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7cm" fo:min-width="7.085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8cm" fo:min-width="5.338cm" fo:padding-top="0.175cm" fo:padding-bottom="0.175cm" fo:padding-left="0.3cm" fo:padding-right="0.3cm"/>
      <style:paragraph-properties style:writing-mode="lr-tb"/>
    </style:style>
    <style:style style:name="gr8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8cm" fo:min-width="5.362cm" fo:padding-top="0.175cm" fo:padding-bottom="0.175cm" fo:padding-left="0.3cm" fo:padding-right="0.3c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3" draw:id="id3" draw:layer="layout" svg:width="4.191cm" svg:height="1.787cm" svg:x="5.551cm" svg:y="1.5cm">
          <text:p text:style-name="P1"><text:span text:style-name="T1">INIC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8.192cm" svg:height="1.788cm" svg:x="3.5cm" svg:y="10.802cm">
          <text:p text:style-name="P1"><text:span text:style-name="T1">Invitar a la jugadora </text:span></text:p>
          <text:p text:style-name="P1"><text:span text:style-name="T1">a adivinar una let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4" draw:id="id4" draw:layer="layout" svg:width="8.492cm" svg:height="1.789cm" svg:x="3.4cm" svg:y="7.673cm">
          <text:p text:style-name="P1"><text:span text:style-name="T1">Mostrar tablero y espacios </text:span></text:p>
          <text:p text:style-name="P1"><text:span text:style-name="T1">vacíos a jugado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" draw:id="id2" draw:layer="layout" svg:width="8.092cm" svg:height="1.788cm" svg:x="3.6cm" svg:y="4.634cm">
          <text:p text:style-name="P1"><text:span text:style-name="T1">Generar una </text:span></text:p>
          <text:p text:style-name="P1"><text:span text:style-name="T1">palabra secre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0" draw:id="id10" draw:layer="layout" svg:width="4.192cm" svg:height="1.787cm" svg:x="5.754cm" svg:y="23.613cm">
          <text:p text:style-name="P1"><text:span text:style-name="T1">F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7.685cm" svg:height="1.787cm" svg:x="4.007cm" svg:y="20.483cm">
          <text:p text:style-name="P1"><text:span text:style-name="T1">Pregunta a jugadora si </text:span></text:p>
          <text:p text:style-name="P1"><text:span text:style-name="T1">quiere jugar de nue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6" draw:id="id6" draw:layer="layout" svg:width="5.938cm" svg:height="1.788cm" svg:x="1.3cm" svg:y="14.17cm">
          <text:p text:style-name="P1"><text:span text:style-name="T1">La letra está en la </text:span></text:p>
          <text:p text:style-name="P1"><text:span text:style-name="T1">palabra secre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7" draw:id="id7" draw:layer="layout" svg:width="5.938cm" svg:height="1.788cm" svg:x="8.374cm" svg:y="14.17cm">
          <text:p text:style-name="P1"><text:span text:style-name="T1">La letra no está en </text:span></text:p>
          <text:p text:style-name="P1"><text:span text:style-name="T1">la palabra secreta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8" draw:id="id8" draw:layer="layout" svg:width="5.938cm" svg:height="1.788cm" svg:x="1.3cm" svg:y="17.188cm">
          <text:p text:style-name="P1"><text:span text:style-name="T1">Ha adivinado todas</text:span></text:p>
          <text:p text:style-name="P1"><text:span text:style-name="T1">las letras y ga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9" draw:id="id9" draw:layer="layout" svg:width="5.938cm" svg:height="1.788cm" svg:x="8.374cm" svg:y="17.188cm">
          <text:p text:style-name="P1"><text:span text:style-name="T1">Ha agotado los </text:span></text:p>
          <text:p text:style-name="P1"><text:span text:style-name="T1">intentos y pierde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line-skew="7.559cm" svg:x1="11.692cm" svg:y1="21.376cm" svg:x2="11.692cm" svg:y2="5.528cm" draw:start-shape="id1" draw:start-glue-point="1" draw:end-shape="id2" draw:end-glue-point="1" svg:d="M11692 21376h8109v-15848h-8109" svg:viewBox="0 0 8110 15849">
          <text:p/>
        </draw:connector>
        <draw:custom-shape draw:style-name="gr9" draw:text-style-name="P2" draw:layer="layout" svg:width="5.962cm" svg:height="1.788cm" svg:x="13.565cm" svg:y="10.814cm">
          <text:p text:style-name="P1"><text:span text:style-name="T1">Jugadora ya </text:span></text:p>
          <text:p text:style-name="P1"><text:span text:style-name="T1">adivinó esa let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draw:layer="layout" draw:type="line" svg:x1="7.646cm" svg:y1="3.287cm" svg:x2="7.646cm" svg:y2="4.634cm" draw:start-shape="id3" draw:start-glue-point="2" draw:end-shape="id2" draw:end-glue-point="0" svg:d="M7646 3287v1347" svg:viewBox="0 0 1 1348">
          <text:p/>
        </draw:connector>
        <draw:connector draw:style-name="gr8" draw:text-style-name="P3" draw:layer="layout" draw:type="line" svg:x1="7.646cm" svg:y1="6.422cm" svg:x2="7.646cm" svg:y2="7.673cm" draw:start-shape="id2" draw:start-glue-point="2" draw:end-shape="id4" draw:end-glue-point="0" svg:d="M7646 6422v1251" svg:viewBox="0 0 1 1252">
          <text:p/>
        </draw:connector>
        <draw:connector draw:style-name="gr8" draw:text-style-name="P3" draw:layer="layout" draw:type="line" svg:x1="7.646cm" svg:y1="9.462cm" svg:x2="7.596cm" svg:y2="10.802cm" draw:start-shape="id4" draw:start-glue-point="2" draw:end-shape="id5" draw:end-glue-point="0" svg:d="M7646 9462l-50 1340" svg:viewBox="0 0 51 1341">
          <text:p/>
        </draw:connector>
        <draw:connector draw:style-name="gr8" draw:text-style-name="P3" draw:layer="layout" draw:type="line" svg:x1="7.596cm" svg:y1="12.59cm" svg:x2="4.269cm" svg:y2="14.17cm" draw:start-shape="id5" draw:start-glue-point="2" draw:end-shape="id6" draw:end-glue-point="0" svg:d="M7596 12590l-3327 1580" svg:viewBox="0 0 3328 1581">
          <text:p/>
        </draw:connector>
        <draw:connector draw:style-name="gr8" draw:text-style-name="P3" draw:layer="layout" draw:type="line" svg:x1="7.596cm" svg:y1="12.59cm" svg:x2="11.343cm" svg:y2="14.17cm" draw:start-shape="id5" draw:start-glue-point="2" draw:end-shape="id7" draw:end-glue-point="0" svg:d="M7596 12590l3747 1580" svg:viewBox="0 0 3748 1581">
          <text:p/>
        </draw:connector>
        <draw:connector draw:style-name="gr8" draw:text-style-name="P3" draw:layer="layout" draw:type="line" svg:x1="4.269cm" svg:y1="15.958cm" svg:x2="4.269cm" svg:y2="17.188cm" draw:start-shape="id6" draw:start-glue-point="2" draw:end-shape="id8" draw:end-glue-point="0" svg:d="M4269 15958v1230" svg:viewBox="0 0 1 1231">
          <text:p/>
        </draw:connector>
        <draw:connector draw:style-name="gr8" draw:text-style-name="P3" draw:layer="layout" draw:type="line" svg:x1="11.343cm" svg:y1="15.958cm" svg:x2="11.343cm" svg:y2="17.188cm" draw:start-shape="id7" draw:start-glue-point="2" draw:end-shape="id9" draw:end-glue-point="0" svg:d="M11343 15958v1230" svg:viewBox="0 0 1 1231">
          <text:p/>
        </draw:connector>
        <draw:connector draw:style-name="gr8" draw:text-style-name="P3" draw:layer="layout" draw:type="line" svg:x1="4.269cm" svg:y1="18.976cm" svg:x2="7.849cm" svg:y2="20.483cm" draw:start-shape="id8" draw:start-glue-point="2" draw:end-shape="id1" draw:end-glue-point="0" svg:d="M4269 18976l3580 1507" svg:viewBox="0 0 3581 1508">
          <text:p/>
        </draw:connector>
        <draw:connector draw:style-name="gr8" draw:text-style-name="P3" draw:layer="layout" draw:type="line" svg:x1="11.343cm" svg:y1="18.976cm" svg:x2="7.849cm" svg:y2="20.483cm" draw:start-shape="id9" draw:start-glue-point="2" draw:end-shape="id1" draw:end-glue-point="0" svg:d="M11343 18976l-3494 1507" svg:viewBox="0 0 3495 1508">
          <text:p/>
        </draw:connector>
        <draw:connector draw:style-name="gr8" draw:text-style-name="P3" draw:layer="layout" draw:type="line" svg:x1="7.849cm" svg:y1="22.27cm" svg:x2="7.85cm" svg:y2="23.613cm" draw:start-shape="id1" draw:start-glue-point="2" draw:end-shape="id10" draw:end-glue-point="0" svg:d="M7849 22270l1 1343" svg:viewBox="0 0 2 1344">
          <text:p/>
        </draw:connector>
        <draw:line draw:style-name="gr8" draw:text-style-name="P3" draw:layer="layout" svg:x1="13.5cm" svg:y1="12.1cm" svg:x2="11.686cm" svg:y2="12.08cm">
          <text:p/>
        </draw:line>
        <draw:line draw:style-name="gr8" draw:text-style-name="P3" draw:layer="layout" svg:x1="11.711cm" svg:y1="11.398cm" svg:x2="13.525cm" svg:y2="11.37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ime Gutierrez</meta:initial-creator>
    <meta:creation-date>2020-04-08T09:21:37.871442387</meta:creation-date>
    <dc:date>2020-04-08T09:25:22.354902056</dc:date>
    <dc:creator>Jaime Gutierrez</dc:creator>
    <meta:editing-duration>PT3M44S</meta:editing-duration>
    <meta:editing-cycles>2</meta:editing-cycles>
    <meta:generator>LibreOffice/6.4.2.2$Linux_X86_64 LibreOffice_project/40$Build-2</meta:generator>
    <meta:document-statistic meta:object-count="24"/>
  </office:meta>
</office:document-meta>
</file>